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27" table:default-cell-style-name="ce1"/>
        <table:table-column table:style-name="co3" table:number-columns-repeated="996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MapSize</text:p>
          </table:table-cell>
          <table:table-cell office:value-type="float" office:value="27" table:style-name="ce3">
            <text:p>27</text:p>
          </table:table-cell>
          <table:table-cell office:value-type="float" office:value="10" table:style-name="ce4">
            <text:p>10</text:p>
          </table:table-cell>
          <table:table-cell table:number-columns-repeated="24" table:style-name="ce4"/>
          <table:table-cell table:style-name="ce5"/>
          <table:table-cell table:number-columns-repeated="16356"/>
        </table:table-row>
        <table:table-row table:style-name="ro1">
          <table:table-cell table:style-name="ce1"/>
          <table:table-cell office:value-type="string" table:style-name="ce6">
            <text:p>BACKGROUND</text:p>
          </table:table-cell>
          <table:table-cell table:number-columns-repeated="25" table:style-name="ce7"/>
          <table:table-cell table:style-name="ce8"/>
          <table:table-cell table:number-columns-repeated="1635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9">
            <text:p>-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9">
            <text:p>-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9">
            <text:p>-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9">
            <text:p>-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9">
            <text:p>-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9">
            <text:p>-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9">
            <text:p>-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9">
            <text:p>-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table:style-name="ce2"/>
          <table:table-cell office:value-type="string" table:style-name="ce6">
            <text:p>MIDGROUND</text:p>
          </table:table-cell>
          <table:table-cell table:number-columns-repeated="25" table:style-name="ce7"/>
          <table:table-cell table:style-name="ce8"/>
          <table:table-cell table:number-columns-repeated="1635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9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LANK_GATE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LANK_GATE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8">
            <text:p>BOX_COLLIDER</text:p>
          </table:table-cell>
          <table:table-cell table:number-columns-repeated="1635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9">
            <text:p>BOX_COLLIDER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BOX_COLLIDER</text:p>
          </table:table-cell>
          <table:table-cell table:number-columns-repeated="1635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9">
            <text:p>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BOX_COLLIDER</text:p>
          </table:table-cell>
          <table:table-cell table:number-columns-repeated="1635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9">
            <text:p>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V_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HV_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BOX_COLLIDER</text:p>
          </table:table-cell>
          <table:table-cell table:number-columns-repeated="1635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9">
            <text:p>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BOX_COLLIDER</text:p>
          </table:table-cell>
          <table:table-cell table:number-columns-repeated="1635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9">
            <text:p>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HV_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BOX_COLLIDER</text:p>
          </table:table-cell>
          <table:table-cell table:number-columns-repeated="1635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9">
            <text:p>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BOX_COLLIDER</text:p>
          </table:table-cell>
          <table:table-cell table:number-columns-repeated="1635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9">
            <text:p>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BOX_COLLIDER</text:p>
          </table:table-cell>
          <table:table-cell table:number-columns-repeated="1635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9">
            <text:p>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BOX_COLLIDER</text:p>
          </table:table-cell>
          <table:table-cell table:number-columns-repeated="1635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9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LANK_GATE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LANK_GATE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8">
            <text:p>BOX_COLLIDER</text:p>
          </table:table-cell>
          <table:table-cell table:number-columns-repeated="16356"/>
        </table:table-row>
        <table:table-row table:style-name="ro1">
          <table:table-cell table:style-name="ce2"/>
          <table:table-cell office:value-type="string" table:style-name="ce6">
            <text:p>FOREGROUND</text:p>
          </table:table-cell>
          <table:table-cell table:number-columns-repeated="25" table:style-name="ce7"/>
          <table:table-cell table:style-name="ce8"/>
          <table:table-cell table:number-columns-repeated="1635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GatePosition</text:p>
          </table:table-cell>
          <table:table-cell office:value-type="string" table:style-name="ce6">
            <text:p>GATE</text:p>
          </table:table-cell>
          <table:table-cell table:number-columns-repeated="25" table:style-name="ce7"/>
          <table:table-cell table:style-name="ce8"/>
          <table:table-cell table:number-columns-repeated="16356"/>
        </table:table-row>
        <table:table-row table:style-name="ro2">
          <table:table-cell office:value-type="string" table:style-name="ce1">
            <text:p>6,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table:number-columns-repeated="22" table:style-name="ce7"/>
          <table:table-cell table:style-name="ce8"/>
          <table:table-cell table:number-columns-repeated="16356"/>
        </table:table-row>
        <table:table-row table:style-name="ro2">
          <table:table-cell office:value-type="string" table:style-name="ce1">
            <text:p>10,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7">
            <text:p>10</text:p>
          </table:table-cell>
          <table:table-cell office:value-type="float" office:value="9" table:style-name="ce7">
            <text:p>9</text:p>
          </table:table-cell>
          <table:table-cell table:number-columns-repeated="22" table:style-name="ce7"/>
          <table:table-cell table:style-name="ce8"/>
          <table:table-cell table:number-columns-repeated="16356"/>
        </table:table-row>
        <table:table-row table:style-name="ro2">
          <table:table-cell office:value-type="string" table:style-name="ce1">
            <text:p>6,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0" table:style-name="ce7">
            <text:p>0</text:p>
          </table:table-cell>
          <table:table-cell table:number-columns-repeated="22" table:style-name="ce7"/>
          <table:table-cell table:style-name="ce8"/>
          <table:table-cell table:number-columns-repeated="16356"/>
        </table:table-row>
        <table:table-row table:style-name="ro1">
          <table:table-cell office:value-type="string" table:style-name="ce1">
            <text:p>10,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0</text:p>
          </table:table-cell>
          <table:table-cell table:number-columns-repeated="22" table:style-name="ce11"/>
          <table:table-cell table:style-name="ce12"/>
          <table:table-cell table:number-columns-repeated="16356"/>
        </table:table-row>
        <table:table-row table:number-rows-repeated="1048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xime Boivin</meta:initial-creator>
    <dc:creator>Max Boivin</dc:creator>
    <meta:creation-date>2014-10-25T14:56:55Z</meta:creation-date>
    <dc:date>2014-12-12T19:26:46Z</dc:date>
    <meta:editing-cycles>13</meta:editing-cycles>
    <meta:editing-duration>PT37432S</meta:editing-duration>
  </office:meta>
</office:document-meta>
</file>